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Property.ClientProperty( Session session , RemoteProperty remote , Local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ientProperty.get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Property.getLeng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Property.setValu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Property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Property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Property.setValue( String [ ] strin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ientProperty.ge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Property.setValue( Value [ ] valu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ientProperty.ge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Property.get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Property.ge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Property.setValue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Property.accept( Item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Property.setValue( InputStream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Property.setValue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Property.setValue( Calendar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Property.getDefini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Property.setValue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Property.get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Property.getLength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Property.ge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Property.setValue( Value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ientProperty.get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Property.setValue( Nod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